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T1_129" style:family="text"/>
    <style:style style:name="T1_130" style:family="text"/>
    <style:style style:name="T1_131" style:family="text"/>
    <style:style style:name="T1_132" style:family="text"/>
    <style:style style:name="T1_133" style:family="text"/>
    <style:style style:name="T1_13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T10_27" style:family="text"/>
    <style:style style:name="T10_28" style:family="text">
      <style:text-properties fo:color="#1155cc" style:text-underline-style="solid" style:text-underline-color="font-color"/>
    </style:style>
    <style:style style:name="T10_29" style:family="text"/>
    <style:style style:name="T10_30" style:family="text">
      <style:text-properties fo:color="#1155cc" style:text-underline-style="solid" style:text-underline-color="font-color"/>
    </style:style>
    <style:style style:name="T10_31" style:family="text"/>
    <style:style style:name="T10_32" style:family="text">
      <style:text-properties fo:color="#1155cc" style:text-underline-style="solid" style:text-underline-color="font-color"/>
    </style:style>
    <style:style style:name="T10_33" style:family="text"/>
    <style:style style:name="T10_34" style:family="text">
      <style:text-properties fo:color="#1155cc" style:text-underline-style="solid" style:text-underline-color="font-color"/>
    </style:style>
    <style:style style:name="T10_35" style:family="text"/>
    <style:style style:name="T10_36" style:family="text">
      <style:text-properties fo:color="#1155cc" style:text-underline-style="solid" style:text-underline-color="font-color"/>
    </style:style>
    <style:style style:name="T10_37" style:family="text"/>
    <style:style style:name="T10_38" style:family="text">
      <style:text-properties fo:color="#1155cc" style:text-underline-style="solid" style:text-underline-color="font-color"/>
    </style:style>
    <style:style style:name="T10_39" style:family="text"/>
    <style:style style:name="T10_40" style:family="text">
      <style:text-properties fo:color="#1155cc" style:text-underline-style="solid" style:text-underline-color="font-color"/>
    </style:style>
    <style:style style:name="T10_41" style:family="text"/>
    <style:style style:name="T10_42" style:family="text">
      <style:text-properties fo:color="#1155cc" style:text-underline-style="solid" style:text-underline-color="font-color"/>
    </style:style>
    <style:style style:name="T10_43" style:family="text"/>
    <style:style style:name="T10_44" style:family="text">
      <style:text-properties fo:color="#1155cc" style:text-underline-style="solid" style:text-underline-color="font-color"/>
    </style:style>
    <style:style style:name="T10_45" style:family="text"/>
    <style:style style:name="T10_46" style:family="text">
      <style:text-properties fo:color="#1155cc" style:text-underline-style="solid" style:text-underline-color="font-color"/>
    </style:style>
    <style:style style:name="T10_47" style:family="text"/>
    <style:style style:name="T10_48" style:family="text">
      <style:text-properties fo:color="#1155cc" style:text-underline-style="solid" style:text-underline-color="font-color"/>
    </style:style>
    <style:style style:name="T10_49" style:family="text"/>
    <style:style style:name="T10_50" style:family="text">
      <style:text-properties fo:color="#1155cc" style:text-underline-style="solid" style:text-underline-color="font-color"/>
    </style:style>
    <style:style style:name="T10_51" style:family="text"/>
    <style:style style:name="T10_52" style:family="text">
      <style:text-properties fo:color="#1155cc" style:text-underline-style="solid" style:text-underline-color="font-color"/>
    </style:style>
    <style:style style:name="T10_53" style:family="text"/>
    <style:style style:name="T10_54" style:family="text">
      <style:text-properties fo:color="#1155cc" style:text-underline-style="solid" style:text-underline-color="font-color"/>
    </style:style>
    <style:style style:name="T10_55" style:family="text"/>
    <style:style style:name="T10_56" style:family="text">
      <style:text-properties fo:color="#1155cc" style:text-underline-style="solid" style:text-underline-color="font-color"/>
    </style:style>
    <style:style style:name="T10_57" style:family="text"/>
    <style:style style:name="T10_58" style:family="text">
      <style:text-properties fo:color="#1155cc" style:text-underline-style="solid" style:text-underline-color="font-color"/>
    </style:style>
    <style:style style:name="T10_59" style:family="text"/>
    <style:style style:name="T10_60" style:family="text">
      <style:text-properties fo:color="#1155cc" style:text-underline-style="solid" style:text-underline-color="font-color"/>
    </style:style>
    <style:style style:name="T10_61" style:family="text"/>
    <style:style style:name="T10_62" style:family="text">
      <style:text-properties fo:color="#1155cc" style:text-underline-style="solid" style:text-underline-color="font-color"/>
    </style:style>
    <style:style style:name="T10_63" style:family="text"/>
    <style:style style:name="T10_64" style:family="text">
      <style:text-properties fo:color="#1155cc" style:text-underline-style="solid" style:text-underline-color="font-color"/>
    </style:style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T11_23" style:family="text"/>
    <style:style style:name="T11_24" style:family="text">
      <style:text-properties fo:color="#1155cc" style:text-underline-style="solid" style:text-underline-color="font-color"/>
    </style:style>
    <style:style style:name="T11_25" style:family="text"/>
    <style:style style:name="T11_26" style:family="text">
      <style:text-properties fo:color="#1155cc" style:text-underline-style="solid" style:text-underline-color="font-color"/>
    </style:style>
    <style:style style:name="T11_27" style:family="text"/>
    <style:style style:name="T11_28" style:family="text">
      <style:text-properties fo:color="#1155cc" style:text-underline-style="solid" style:text-underline-color="font-color"/>
    </style:style>
    <style:style style:name="T11_29" style:family="text"/>
    <style:style style:name="T11_30" style:family="text">
      <style:text-properties fo:color="#1155cc" style:text-underline-style="solid" style:text-underline-color="font-color"/>
    </style:style>
    <style:style style:name="T11_31" style:family="text"/>
    <style:style style:name="T11_32" style:family="text">
      <style:text-properties fo:color="#1155cc" style:text-underline-style="solid" style:text-underline-color="font-color"/>
    </style:style>
    <style:style style:name="T11_33" style:family="text"/>
    <style:style style:name="T11_34" style:family="text">
      <style:text-properties fo:color="#1155cc" style:text-underline-style="solid" style:text-underline-color="font-color"/>
    </style:style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P1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Kiedy</text:span><text:span text:style-name="T1_2"><text:s/></text:span><text:span text:style-name="T1_3">Cadance</text:span><text:span text:style-name="T1_4"><text:s/></text:span><text:span text:style-name="T1_5">i</text:span><text:span text:style-name="T1_6"><text:s/></text:span><text:span text:style-name="T1_7">Shining</text:span><text:span text:style-name="T1_8"><text:s/></text:span><text:span text:style-name="T1_9">są</text:span><text:span text:style-name="T1_10"><text:s/></text:span><text:span text:style-name="T1_11">na</text:span><text:span text:style-name="T1_12"><text:s/></text:span><text:span text:style-name="T1_13">skraju</text:span><text:span text:style-name="T1_14"><text:s/></text:span><text:span text:style-name="T1_15">załamania</text:span><text:span text:style-name="T1_16"><text:s/></text:span><text:span text:style-name="T1_17">nerwowego</text:span><text:span text:style-name="T1_18">,<text:s/></text:span><text:span text:style-name="T1_19">kamienie</text:span><text:span text:style-name="T1_20"><text:s/></text:span><text:span text:style-name="T1_21">okazują</text:span><text:span text:style-name="T1_22"><text:s/></text:span><text:span text:style-name="T1_23">się</text:span><text:span text:style-name="T1_24"><text:s/></text:span><text:span text:style-name="T1_25">stanowić</text:span><text:span text:style-name="T1_26"><text:s/></text:span><text:span text:style-name="T1_27">prawdziwą</text:span><text:span text:style-name="T1_28"><text:s/></text:span><text:span text:style-name="T1_29">władzę</text:span><text:span text:style-name="T1_30"><text:s/></text:span><text:span text:style-name="T1_31">w</text:span><text:span text:style-name="T1_32"><text:s/></text:span><text:span text:style-name="T1_33">Kryształowym</text:span><text:span text:style-name="T1_34"><text:s/></text:span><text:span text:style-name="T1_35">Imperium</text:span><text:span text:style-name="T1_36">,<text:s/></text:span><text:span text:style-name="T1_37">a</text:span><text:span text:style-name="T1_38"><text:s/></text:span><text:span text:style-name="T1_39">Celestia</text:span><text:span text:style-name="T1_40"><text:s/></text:span><text:span text:style-name="T1_41">przechodzi</text:span><text:span text:style-name="T1_42"><text:s/></text:span><text:span text:style-name="T1_43">na</text:span><text:span text:style-name="T1_44"><text:s/></text:span><text:span text:style-name="T1_45">dietę</text:span><text:span text:style-name="T1_46">,<text:s/></text:span><text:span text:style-name="T1_47">to</text:span><text:span text:style-name="T1_48"><text:s/></text:span><text:span text:style-name="T1_49">nowy</text:span><text:span text:style-name="T1_50">,<text:s/></text:span><text:span text:style-name="T1_51">lepszy</text:span><text:span text:style-name="T1_52"><text:s/></text:span><text:span text:style-name="T1_53">Sombra</text:span><text:span text:style-name="T1_54"><text:s/></text:span><text:span text:style-name="T1_55">dopiero</text:span><text:span text:style-name="T1_56"><text:s/></text:span><text:span text:style-name="T1_57">się</text:span><text:span text:style-name="T1_58"><text:s/></text:span><text:span text:style-name="T1_59">rozkręca</text:span><text:span text:style-name="T1_60">!<text:s/></text:span><text:span text:style-name="T1_61">Niestety</text:span><text:span text:style-name="T1_62">,<text:s/></text:span><text:span text:style-name="T1_63">mniej</text:span><text:span text:style-name="T1_64"><text:s/></text:span><text:span text:style-name="T1_65">więcej</text:span><text:span text:style-name="T1_66"><text:s/></text:span><text:span text:style-name="T1_67">w</text:span><text:span text:style-name="T1_68"><text:s/></text:span><text:span text:style-name="T1_69">tym</text:span><text:span text:style-name="T1_70"><text:s/></text:span><text:span text:style-name="T1_71">samym</text:span><text:span text:style-name="T1_72"><text:s/></text:span><text:span text:style-name="T1_73">momencie</text:span><text:span text:style-name="T1_74"><text:s/></text:span><text:span text:style-name="T1_75">opowiadanie</text:span><text:span text:style-name="T1_76"><text:s/></text:span><text:span text:style-name="T1_77">zostaje</text:span><text:span text:style-name="T1_78"><text:s/></text:span><text:span text:style-name="T1_79">przerwane</text:span><text:span text:style-name="T1_80">.<text:s/></text:span><text:span text:style-name="T1_81">Nagły</text:span><text:span text:style-name="T1_82"><text:s/></text:span><text:span text:style-name="T1_83">koniec</text:span><text:span text:style-name="T1_84"><text:s/></text:span><text:span text:style-name="T1_85">tekstu</text:span><text:span text:style-name="T1_86"><text:s/></text:span><text:span text:style-name="T1_87">jest</text:span><text:span text:style-name="T1_88"><text:s/></text:span><text:span text:style-name="T1_89">jak</text:span><text:span text:style-name="T1_90"><text:s/></text:span><text:span text:style-name="T1_91">zderzenie</text:span><text:span text:style-name="T1_92"><text:s/></text:span><text:span text:style-name="T1_93">się</text:span><text:span text:style-name="T1_94"><text:s/></text:span><text:span text:style-name="T1_95">ze</text:span><text:span text:style-name="T1_96"><text:s/></text:span><text:span text:style-name="T1_97">ścianą</text:span><text:span text:style-name="T1_98"><text:s/></text:span><text:span text:style-name="T1_99">przy</text:span><text:span text:style-name="T1_100"><text:s/></text:span><text:span text:style-name="T1_101">szybkiej</text:span><text:span text:style-name="T1_102"><text:s/></text:span><text:span text:style-name="T1_103">jeździe</text:span><text:span text:style-name="T1_104"><text:s/></text:span><text:span text:style-name="T1_105">samochodem</text:span><text:span text:style-name="T1_106"><text:s/>–<text:s/></text:span><text:span text:style-name="T1_107">co</text:span><text:span text:style-name="T1_108"><text:s/></text:span><text:span text:style-name="T1_109">prawda</text:span><text:span text:style-name="T1_110"><text:s/></text:span><text:span text:style-name="T1_111">bolesne</text:span><text:span text:style-name="T1_112">,<text:s/></text:span><text:span text:style-name="T1_113">ale</text:span><text:span text:style-name="T1_114"><text:s/></text:span><text:span text:style-name="T1_115">przed</text:span><text:span text:style-name="T1_116"><text:s/></text:span><text:span text:style-name="T1_117">chwilą</text:span><text:span text:style-name="T1_118"><text:s/></text:span><text:span text:style-name="T1_119">przeżywało</text:span><text:span text:style-name="T1_120"><text:s/></text:span><text:span text:style-name="T1_121">się</text:span><text:span text:style-name="T1_122"><text:s/></text:span><text:span text:style-name="T1_123">jedne</text:span><text:span text:style-name="T1_124"><text:s/></text:span><text:span text:style-name="T1_125">z</text:span><text:span text:style-name="T1_126"><text:s/></text:span><text:span text:style-name="T1_127">najlepszych</text:span><text:span text:style-name="T1_128"><text:s/></text:span><text:span text:style-name="T1_129">chwil</text:span><text:span text:style-name="T1_130"><text:s/></text:span><text:span text:style-name="T1_131">swojego</text:span><text:span text:style-name="T1_132"><text:s/></text:span><text:span text:style-name="T1_133">życia</text:span><text:span text:style-name="T1_134">.</text:span></text:p>
      <text:p text:style-name="P2"/>
      <text:p text:style-name="P3"><text:span text:style-name="T3_1">“</text:span><text:span text:style-name="T3_2">Hail</text:span><text:span text:style-name="T3_3"><text:s/></text:span><text:span text:style-name="T3_4">to</text:span><text:span text:style-name="T3_5"><text:s/></text:span><text:span text:style-name="T3_6">the</text:span><text:span text:style-name="T3_7"><text:s/></text:span><text:span text:style-name="T3_8">king</text:span><text:span text:style-name="T3_9">”,<text:s/></text:span><text:span text:style-name="T3_10">jedna</text:span><text:span text:style-name="T3_11"><text:s/></text:span><text:span text:style-name="T3_12">z</text:span><text:span text:style-name="T3_13"><text:s/></text:span><text:span text:style-name="T3_14">najlepszych</text:span><text:span text:style-name="T3_15"><text:s/></text:span><text:span text:style-name="T3_16">komedii</text:span><text:span text:style-name="T3_17">,<text:s/></text:span><text:span text:style-name="T3_18">jakie</text:span><text:span text:style-name="T3_19"><text:s/></text:span><text:span text:style-name="T3_20">w</text:span><text:span text:style-name="T3_21"><text:s/></text:span><text:span text:style-name="T3_22">życiu</text:span><text:span text:style-name="T3_23"><text:s/></text:span><text:span text:style-name="T3_24">czytałem</text:span><text:span text:style-name="T3_25">,<text:s/></text:span><text:span text:style-name="T3_26">zaczyna</text:span><text:span text:style-name="T3_27"><text:s/></text:span><text:span text:style-name="T3_28">się</text:span><text:span text:style-name="T3_29"><text:s/></text:span><text:span text:style-name="T3_30">niewinnie</text:span><text:span text:style-name="T3_31"><text:s/>–<text:s/></text:span><text:span text:style-name="T3_32">dusza</text:span><text:span text:style-name="T3_33"><text:s/></text:span><text:span text:style-name="T3_34">głównego</text:span><text:span text:style-name="T3_35"><text:s/></text:span><text:span text:style-name="T3_36">bohatera</text:span><text:span text:style-name="T3_37"><text:s/></text:span><text:span text:style-name="T3_38">podąża</text:span><text:span text:style-name="T3_39"><text:s/></text:span><text:span text:style-name="T3_40">do</text:span><text:span text:style-name="T3_41"><text:s/></text:span><text:span text:style-name="T3_42">wrót</text:span><text:span text:style-name="T3_43"><text:s/></text:span><text:span text:style-name="T3_44">raju</text:span><text:span text:style-name="T3_45">.<text:s/></text:span><text:span text:style-name="T3_46">Odczuwa</text:span><text:span text:style-name="T3_47"><text:s/></text:span><text:span text:style-name="T3_48">nienaturalną</text:span><text:span text:style-name="T3_49"><text:s/></text:span><text:span text:style-name="T3_50">błogość</text:span><text:span text:style-name="T3_51">,<text:s/></text:span><text:span text:style-name="T3_52">wita</text:span><text:span text:style-name="T3_53"><text:s/></text:span><text:span text:style-name="T3_54">go</text:span><text:span text:style-name="T3_55"><text:s/></text:span><text:span text:style-name="T3_56">łagodne</text:span><text:span text:style-name="T3_57">,<text:s/></text:span><text:span text:style-name="T3_58">piękne</text:span><text:span text:style-name="T3_59"><text:s/></text:span><text:span text:style-name="T3_60">światło</text:span><text:span text:style-name="T3_61">,<text:s/></text:span><text:span text:style-name="T3_62">już</text:span><text:span text:style-name="T3_63"><text:s/></text:span><text:span text:style-name="T3_64">ma</text:span><text:span text:style-name="T3_65"><text:s/></text:span><text:span text:style-name="T3_66">wstępować</text:span><text:span text:style-name="T3_67"><text:s/></text:span><text:span text:style-name="T3_68">na</text:span><text:span text:style-name="T3_69"><text:s/></text:span><text:span text:style-name="T3_70">schody</text:span><text:span text:style-name="T3_71"><text:s/></text:span><text:span text:style-name="T3_72">prowadzące</text:span><text:span text:style-name="T3_73"><text:s/></text:span><text:span text:style-name="T3_74">do</text:span><text:span text:style-name="T3_75"><text:s/></text:span><text:span text:style-name="T3_76">jego</text:span><text:span text:style-name="T3_77"><text:s/></text:span><text:span text:style-name="T3_78">celu</text:span><text:span text:style-name="T3_79"><text:s/>–<text:s/></text:span><text:span text:style-name="T3_80">gdy</text:span><text:span text:style-name="T3_81"><text:s/></text:span><text:span text:style-name="T3_82">nagle</text:span><text:span text:style-name="T3_83"><text:s/></text:span><text:span text:style-name="T3_84">tajemniczy</text:span><text:span text:style-name="T3_85">,<text:s/></text:span><text:span text:style-name="T3_86">mroczny</text:span><text:span text:style-name="T3_87"><text:s/></text:span><text:span text:style-name="T3_88">byt</text:span><text:span text:style-name="T3_89"><text:s/></text:span><text:span text:style-name="T3_90">odpycha</text:span><text:span text:style-name="T3_91"><text:s/></text:span><text:span text:style-name="T3_92">go</text:span><text:span text:style-name="T3_93"><text:s/></text:span><text:span text:style-name="T3_94">z</text:span><text:span text:style-name="T3_95"><text:s/></text:span><text:span text:style-name="T3_96">drogi</text:span><text:span text:style-name="T3_97"><text:s/></text:span><text:span text:style-name="T3_98">tylko</text:span><text:span text:style-name="T3_99"><text:s/></text:span><text:span text:style-name="T3_100">po</text:span><text:span text:style-name="T3_101"><text:s/></text:span><text:span text:style-name="T3_102">to</text:span><text:span text:style-name="T3_103">,<text:s/></text:span><text:span text:style-name="T3_104">by</text:span><text:span text:style-name="T3_105"><text:s/></text:span><text:span text:style-name="T3_106">samemu</text:span><text:span text:style-name="T3_107"><text:s/></text:span><text:span text:style-name="T3_108">móc</text:span><text:span text:style-name="T3_109"><text:s/></text:span><text:span text:style-name="T3_110">dostać</text:span><text:span text:style-name="T3_111"><text:s/></text:span><text:span text:style-name="T3_112">się</text:span><text:span text:style-name="T3_113"><text:s/></text:span><text:span text:style-name="T3_114">do</text:span><text:span text:style-name="T3_115"><text:s/></text:span><text:span text:style-name="T3_116">schodów</text:span><text:span text:style-name="T3_117">.<text:s/></text:span><text:span text:style-name="T3_118">Na</text:span><text:span text:style-name="T3_119"><text:s/></text:span><text:span text:style-name="T3_120">tyle</text:span><text:span text:style-name="T3_121"><text:s/></text:span><text:span text:style-name="T3_122">zaburza</text:span><text:span text:style-name="T3_123"><text:s/></text:span><text:span text:style-name="T3_124">to</text:span><text:span text:style-name="T3_125"><text:s/></text:span><text:span text:style-name="T3_126">wniebowzięcie</text:span><text:span text:style-name="T3_127"><text:s/></text:span><text:span text:style-name="T3_128">protagonisty</text:span><text:span text:style-name="T3_129">,<text:s/></text:span><text:span text:style-name="T3_130">że</text:span><text:span text:style-name="T3_131"><text:s/></text:span><text:span text:style-name="T3_132">ten</text:span><text:span text:style-name="T3_133"><text:s/></text:span><text:span text:style-name="T3_134">opada</text:span><text:span text:style-name="T3_135">…<text:s/></text:span><text:span text:style-name="T3_136">i</text:span><text:span text:style-name="T3_137"><text:s/></text:span><text:span text:style-name="T3_138">ląduje</text:span><text:span text:style-name="T3_139"><text:s/></text:span><text:span text:style-name="T3_140">na</text:span><text:span text:style-name="T3_141"><text:s/></text:span><text:span text:style-name="T3_142">środku</text:span><text:span text:style-name="T3_143"><text:s/></text:span><text:span text:style-name="T3_144">lodowego</text:span><text:span text:style-name="T3_145"><text:s/></text:span><text:span text:style-name="T3_146">pustkowia</text:span><text:span text:style-name="T3_147">,<text:s/></text:span><text:span text:style-name="T3_148">w</text:span><text:span text:style-name="T3_149"><text:s/></text:span><text:span text:style-name="T3_150">nietypowym</text:span><text:span text:style-name="T3_151"><text:s/></text:span><text:span text:style-name="T3_152">dla</text:span><text:span text:style-name="T3_153"><text:s/></text:span><text:span text:style-name="T3_154">niego</text:span><text:span text:style-name="T3_155"><text:s/></text:span><text:span text:style-name="T3_156">ciele</text:span><text:span text:style-name="T3_157">.<text:s/></text:span><text:span text:style-name="T3_158">Co</text:span><text:span text:style-name="T3_159"><text:s/></text:span><text:span text:style-name="T3_160">prawda</text:span><text:span text:style-name="T3_161"><text:s/></text:span><text:span text:style-name="T3_162">najpierw</text:span><text:span text:style-name="T3_163"><text:s/></text:span><text:span text:style-name="T3_164">wydaje</text:span><text:span text:style-name="T3_165"><text:s/></text:span><text:span text:style-name="T3_166">mu</text:span><text:span text:style-name="T3_167"><text:s/></text:span><text:span text:style-name="T3_168">się</text:span><text:span text:style-name="T3_169">,<text:s/></text:span><text:span text:style-name="T3_170">że</text:span><text:span text:style-name="T3_171"><text:s/></text:span><text:span text:style-name="T3_172">jest</text:span><text:span text:style-name="T3_173"><text:s/></text:span><text:span text:style-name="T3_174">kozą</text:span><text:span text:style-name="T3_175">,<text:s/></text:span><text:span text:style-name="T3_176">ale</text:span><text:span text:style-name="T3_177"><text:s/></text:span><text:span text:style-name="T3_178">szybko</text:span><text:span text:style-name="T3_179"><text:s/></text:span><text:span text:style-name="T3_180">stwierdza</text:span><text:span text:style-name="T3_181">,<text:s/></text:span><text:span text:style-name="T3_182">że</text:span><text:span text:style-name="T3_183"><text:s/></text:span><text:span text:style-name="T3_184">jednak</text:span><text:span text:style-name="T3_185"><text:s/></text:span><text:span text:style-name="T3_186">jest</text:span><text:span text:style-name="T3_187"><text:s/></text:span><text:span text:style-name="T3_188">kucykiem</text:span><text:span text:style-name="T3_189">,<text:s/></text:span><text:span text:style-name="T3_190">otaczająca</text:span><text:span text:style-name="T3_191"><text:s/></text:span><text:span text:style-name="T3_192">go</text:span><text:span text:style-name="T3_193"><text:s/></text:span><text:span text:style-name="T3_194">rzeczywistość</text:span><text:span text:style-name="T3_195"><text:s/></text:span><text:span text:style-name="T3_196">to</text:span><text:span text:style-name="T3_197"><text:s/></text:span><text:span text:style-name="T3_198">świadomy</text:span><text:span text:style-name="T3_199"><text:s/></text:span><text:span text:style-name="T3_200">sen</text:span><text:span text:style-name="T3_201">,<text:s/></text:span><text:span text:style-name="T3_202">on</text:span><text:span text:style-name="T3_203"><text:s/></text:span><text:span text:style-name="T3_204">sam</text:span><text:span text:style-name="T3_205"><text:s/></text:span><text:span text:style-name="T3_206">jest</text:span><text:span text:style-name="T3_207"><text:s/></text:span><text:span text:style-name="T3_208">w</text:span><text:span text:style-name="T3_209"><text:s/></text:span><text:span text:style-name="T3_210">śpiączce</text:span><text:span text:style-name="T3_211"><text:s/>–<text:s/></text:span><text:span text:style-name="T3_212">i</text:span><text:span text:style-name="T3_213"><text:s/></text:span><text:span text:style-name="T3_214">rusza</text:span><text:span text:style-name="T3_215"><text:s/></text:span><text:span text:style-name="T3_216">na</text:span><text:span text:style-name="T3_217"><text:s/></text:span><text:span text:style-name="T3_218">spotkanie</text:span><text:span text:style-name="T3_219"><text:s/></text:span><text:span text:style-name="T3_220">przygód</text:span><text:span text:style-name="T3_221">!</text:span></text:p>
      <text:p text:style-name="P4"/>
      <text:p text:style-name="P5"><text:span text:style-name="T5_1">Główny</text:span><text:span text:style-name="T5_2"><text:s/></text:span><text:span text:style-name="T5_3">bohater</text:span><text:span text:style-name="T5_4"><text:s/></text:span><text:span text:style-name="T5_5">nie</text:span><text:span text:style-name="T5_6"><text:s/></text:span><text:span text:style-name="T5_7">jest</text:span><text:span text:style-name="T5_8"><text:s/></text:span><text:span text:style-name="T5_9">bronym</text:span><text:span text:style-name="T5_10">.<text:s/></text:span><text:span text:style-name="T5_11">Ba</text:span><text:span text:style-name="T5_12">,<text:s/></text:span><text:span text:style-name="T5_13">nie</text:span><text:span text:style-name="T5_14"><text:s/></text:span><text:span text:style-name="T5_15">wie</text:span><text:span text:style-name="T5_16"><text:s/></text:span><text:span text:style-name="T5_17">o</text:span><text:span text:style-name="T5_18"><text:s/></text:span><text:span text:style-name="T5_19">istnieniu</text:span><text:span text:style-name="T5_20"><text:s/>“</text:span><text:span text:style-name="T5_21">My</text:span><text:span text:style-name="T5_22"><text:s/></text:span><text:span text:style-name="T5_23">Little</text:span><text:span text:style-name="T5_24"><text:s/></text:span><text:span text:style-name="T5_25">Pony</text:span><text:span text:style-name="T5_26">”.<text:s/></text:span><text:span text:style-name="T5_27">Co</text:span><text:span text:style-name="T5_28"><text:s/></text:span><text:span text:style-name="T5_29">za</text:span><text:span text:style-name="T5_30"><text:s/></text:span><text:span text:style-name="T5_31">tym</text:span><text:span text:style-name="T5_32"><text:s/></text:span><text:span text:style-name="T5_33">idzie</text:span><text:span text:style-name="T5_34">,<text:s/></text:span><text:span text:style-name="T5_35">nieświadomie</text:span><text:span text:style-name="T5_36"><text:s/></text:span><text:span text:style-name="T5_37">wprowadza</text:span><text:span text:style-name="T5_38"><text:s/></text:span><text:span text:style-name="T5_39">chaos</text:span><text:span text:style-name="T5_40"><text:s/></text:span><text:span text:style-name="T5_41">i</text:span><text:span text:style-name="T5_42"><text:s/></text:span><text:span text:style-name="T5_43">zamieszanie</text:span><text:span text:style-name="T5_44">,<text:s/></text:span><text:span text:style-name="T5_45">przy</text:span><text:span text:style-name="T5_46"><text:s/></text:span><text:span text:style-name="T5_47">okazji</text:span><text:span text:style-name="T5_48"><text:s/></text:span><text:span text:style-name="T5_49">zagrażając</text:span><text:span text:style-name="T5_50"><text:s/></text:span><text:span text:style-name="T5_51">zdrowiu</text:span><text:span text:style-name="T5_52"><text:s/></text:span><text:span text:style-name="T5_53">psychicznemu</text:span><text:span text:style-name="T5_54"><text:s/></text:span><text:span text:style-name="T5_55">kanonicznych</text:span><text:span text:style-name="T5_56"><text:s/></text:span><text:span text:style-name="T5_57">postaci</text:span><text:span text:style-name="T5_58">.<text:s/></text:span><text:span text:style-name="T5_59">To</text:span><text:span text:style-name="T5_60">,<text:s/></text:span><text:span text:style-name="T5_61">co</text:span><text:span text:style-name="T5_62"><text:s/></text:span><text:span text:style-name="T5_63">następuje</text:span><text:span text:style-name="T5_64"><text:s/></text:span><text:span text:style-name="T5_65">po</text:span><text:span text:style-name="T5_66"><text:s/></text:span><text:span text:style-name="T5_67">jego</text:span><text:span text:style-name="T5_68"><text:s/></text:span><text:span text:style-name="T5_69">przebudzeniu</text:span><text:span text:style-name="T5_70"><text:s/></text:span><text:span text:style-name="T5_71">w</text:span><text:span text:style-name="T5_72"><text:s/></text:span><text:span text:style-name="T5_73">Equestrii</text:span><text:span text:style-name="T5_74"><text:s/></text:span><text:span text:style-name="T5_75">to</text:span><text:span text:style-name="T5_76"><text:s/></text:span><text:span text:style-name="T5_77">przezabawny</text:span><text:span text:style-name="T5_78"><text:s/></text:span><text:span text:style-name="T5_79">ciąg</text:span><text:span text:style-name="T5_80"><text:s/></text:span><text:span text:style-name="T5_81">niefortunnych</text:span><text:span text:style-name="T5_82"><text:s/></text:span><text:span text:style-name="T5_83">wydarzeń</text:span><text:span text:style-name="T5_84">,<text:s/></text:span><text:span text:style-name="T5_85">w</text:span><text:span text:style-name="T5_86"><text:s/></text:span><text:span text:style-name="T5_87">trakcie</text:span><text:span text:style-name="T5_88"><text:s/></text:span><text:span text:style-name="T5_89">którego</text:span><text:span text:style-name="T5_90"><text:s/></text:span><text:span text:style-name="T5_91">czytelnik</text:span><text:span text:style-name="T5_92"><text:s/></text:span><text:span text:style-name="T5_93">dowie</text:span><text:span text:style-name="T5_94"><text:s/></text:span><text:span text:style-name="T5_95">się</text:span><text:span text:style-name="T5_96"><text:s/></text:span><text:span text:style-name="T5_97">m</text:span><text:span text:style-name="T5_98">.</text:span><text:span text:style-name="T5_99">in</text:span><text:span text:style-name="T5_100"><text:s/></text:span><text:span text:style-name="T5_101">dlaczego</text:span><text:span text:style-name="T5_102"><text:s/></text:span><text:span text:style-name="T5_103">Kryształowe</text:span><text:span text:style-name="T5_104"><text:s/></text:span><text:span text:style-name="T5_105">Imperium</text:span><text:span text:style-name="T5_106"><text:s/></text:span><text:span text:style-name="T5_107">tak</text:span><text:span text:style-name="T5_108"><text:s/></text:span><text:span text:style-name="T5_109">naprawdę</text:span><text:span text:style-name="T5_110"><text:s/></text:span><text:span text:style-name="T5_111">jest</text:span><text:span text:style-name="T5_112"><text:s/></text:span><text:span text:style-name="T5_113">litokracją</text:span><text:span text:style-name="T5_114">,<text:s/></text:span><text:span text:style-name="T5_115">czy</text:span><text:span text:style-name="T5_116"><text:s/></text:span><text:span text:style-name="T5_117">księżniczka</text:span><text:span text:style-name="T5_118"><text:s/></text:span><text:span text:style-name="T5_119">Luna</text:span><text:span text:style-name="T5_120"><text:s/></text:span><text:span text:style-name="T5_121">może</text:span><text:span text:style-name="T5_122"><text:s/></text:span><text:span text:style-name="T5_123">sprowadzić</text:span><text:span text:style-name="T5_124"><text:s/></text:span><text:span text:style-name="T5_125">bezsenność</text:span><text:span text:style-name="T5_126">,<text:s/></text:span><text:span text:style-name="T5_127">które</text:span><text:span text:style-name="T5_128"><text:s/></text:span><text:span text:style-name="T5_129">miasto</text:span><text:span text:style-name="T5_130"><text:s/></text:span><text:span text:style-name="T5_131">w</text:span><text:span text:style-name="T5_132"><text:s/></text:span><text:span text:style-name="T5_133">Equestrii</text:span><text:span text:style-name="T5_134"><text:s/></text:span><text:span text:style-name="T5_135">jest</text:span><text:span text:style-name="T5_136"><text:s/></text:span><text:span text:style-name="T5_137">odpowiednikiem</text:span><text:span text:style-name="T5_138"><text:s/></text:span><text:span text:style-name="T5_139">Detroit</text:span><text:span text:style-name="T5_140"><text:s/></text:span><text:span text:style-name="T5_141">albo</text:span><text:span text:style-name="T5_142"><text:s/></text:span><text:span text:style-name="T5_143">co</text:span><text:span text:style-name="T5_144"><text:s/></text:span><text:span text:style-name="T5_145">kryje</text:span><text:span text:style-name="T5_146"><text:s/></text:span><text:span text:style-name="T5_147">się</text:span><text:span text:style-name="T5_148"><text:s/></text:span><text:span text:style-name="T5_149">pod</text:span><text:span text:style-name="T5_150"><text:s/></text:span><text:span text:style-name="T5_151">koroną</text:span><text:span text:style-name="T5_152"><text:s/></text:span><text:span text:style-name="T5_153">Sombry</text:span><text:span text:style-name="T5_154">.<text:s/></text:span><text:span text:style-name="T5_155">Co</text:span><text:span text:style-name="T5_156"><text:s/></text:span><text:span text:style-name="T5_157">najważniejsze</text:span><text:span text:style-name="T5_158"><text:s/>–<text:s/></text:span><text:span text:style-name="T5_159">wszystko</text:span><text:span text:style-name="T5_160"><text:s/></text:span><text:span text:style-name="T5_161">jest</text:span><text:span text:style-name="T5_162"><text:s/></text:span><text:span text:style-name="T5_163">napisane</text:span><text:span text:style-name="T5_164"><text:s/></text:span><text:span text:style-name="T5_165">tak</text:span><text:span text:style-name="T5_166"><text:s/></text:span><text:span text:style-name="T5_167">dobrze</text:span><text:span text:style-name="T5_168">,<text:s/></text:span><text:span text:style-name="T5_169">że</text:span><text:span text:style-name="T5_170"><text:s/></text:span><text:span text:style-name="T5_171">mimo</text:span><text:span text:style-name="T5_172"><text:s/></text:span><text:span text:style-name="T5_173">straszliwie</text:span><text:span text:style-name="T5_174"><text:s/></text:span><text:span text:style-name="T5_175">długich</text:span><text:span text:style-name="T5_176"><text:s/></text:span><text:span text:style-name="T5_177">rozdziałów</text:span><text:span text:style-name="T5_178"><text:s/>(</text:span><text:span text:style-name="T5_179">odpowiednio</text:span><text:span text:style-name="T5_180"><text:s/>–<text:s/>12<text:s/></text:span><text:span text:style-name="T5_181">tysięcy</text:span><text:span text:style-name="T5_182"><text:s/></text:span><text:span text:style-name="T5_183">słów</text:span><text:span text:style-name="T5_184">,<text:s/>15<text:s/></text:span><text:span text:style-name="T5_185">tysięcy</text:span><text:span text:style-name="T5_186">,<text:s/>20<text:s/></text:span><text:span text:style-name="T5_187">tysięcy</text:span><text:span text:style-name="T5_188">,<text:s/>30<text:s/></text:span><text:span text:style-name="T5_189">tysięcy</text:span><text:span text:style-name="T5_190">)<text:s/></text:span><text:span text:style-name="T5_191">akcja</text:span><text:span text:style-name="T5_192"><text:s/></text:span><text:span text:style-name="T5_193">się</text:span><text:span text:style-name="T5_194"><text:s/></text:span><text:span text:style-name="T5_195">nie</text:span><text:span text:style-name="T5_196"><text:s/></text:span><text:span text:style-name="T5_197">dłuży</text:span><text:span text:style-name="T5_198">.<text:s/></text:span><text:span text:style-name="T5_199">Najwięcej</text:span><text:span text:style-name="T5_200"><text:s/></text:span><text:span text:style-name="T5_201">komizmu</text:span><text:span text:style-name="T5_202"><text:s/></text:span><text:span text:style-name="T5_203">wynika</text:span><text:span text:style-name="T5_204"><text:s/></text:span><text:span text:style-name="T5_205">z</text:span><text:span text:style-name="T5_206"><text:s/></text:span><text:span text:style-name="T5_207">nieświadomości</text:span><text:span text:style-name="T5_208"><text:s/></text:span><text:span text:style-name="T5_209">protagonisty</text:span><text:span text:style-name="T5_210"><text:s/></text:span><text:span text:style-name="T5_211">odnośnie</text:span><text:span text:style-name="T5_212"><text:s/></text:span><text:span text:style-name="T5_213">tego</text:span><text:span text:style-name="T5_214">,<text:s/></text:span><text:span text:style-name="T5_215">w</text:span><text:span text:style-name="T5_216"><text:s/></text:span><text:span text:style-name="T5_217">czyim</text:span><text:span text:style-name="T5_218"><text:s/></text:span><text:span text:style-name="T5_219">ciele</text:span><text:span text:style-name="T5_220"><text:s/></text:span><text:span text:style-name="T5_221">się</text:span><text:span text:style-name="T5_222"><text:s/></text:span><text:span text:style-name="T5_223">znajduje</text:span><text:span text:style-name="T5_224"><text:s/></text:span><text:span text:style-name="T5_225">i</text:span><text:span text:style-name="T5_226"><text:s/></text:span><text:span text:style-name="T5_227">dlaczego</text:span><text:span text:style-name="T5_228"><text:s/></text:span><text:span text:style-name="T5_229">otoczenie</text:span><text:span text:style-name="T5_230"><text:s/></text:span><text:span text:style-name="T5_231">reaguje</text:span><text:span text:style-name="T5_232"><text:s/></text:span><text:span text:style-name="T5_233">na</text:span><text:span text:style-name="T5_234"><text:s/></text:span><text:span text:style-name="T5_235">niego</text:span><text:span text:style-name="T5_236"><text:s/></text:span><text:span text:style-name="T5_237">z</text:span><text:span text:style-name="T5_238"><text:s/></text:span><text:span text:style-name="T5_239">rezerwą</text:span><text:span text:style-name="T5_240">.<text:s/></text:span><text:span text:style-name="T5_241">Po</text:span><text:span text:style-name="T5_242"><text:s/></text:span><text:span text:style-name="T5_243">drugiej</text:span><text:span text:style-name="T5_244"><text:s/></text:span><text:span text:style-name="T5_245">stronie</text:span><text:span text:style-name="T5_246"><text:s/></text:span><text:span text:style-name="T5_247">barykady</text:span><text:span text:style-name="T5_248"><text:s/></text:span><text:span text:style-name="T5_249">znajduje</text:span><text:span text:style-name="T5_250"><text:s/></text:span><text:span text:style-name="T5_251">się</text:span><text:span text:style-name="T5_252"><text:s/></text:span><text:span text:style-name="T5_253">książęca</text:span><text:span text:style-name="T5_254"><text:s/></text:span><text:span text:style-name="T5_255">para</text:span><text:span text:style-name="T5_256"><text:s/></text:span><text:span text:style-name="T5_257">Imperium</text:span><text:span text:style-name="T5_258">,<text:s/></text:span><text:span text:style-name="T5_259">która</text:span><text:span text:style-name="T5_260"><text:s/></text:span><text:span text:style-name="T5_261">z</text:span><text:span text:style-name="T5_262"><text:s/></text:span><text:span text:style-name="T5_263">mieszanymi</text:span><text:span text:style-name="T5_264"><text:s/></text:span><text:span text:style-name="T5_265">uczuciami</text:span><text:span text:style-name="T5_266"><text:s/></text:span><text:span text:style-name="T5_267">odnotowuje</text:span><text:span text:style-name="T5_268">,<text:s/></text:span><text:span text:style-name="T5_269">że</text:span><text:span text:style-name="T5_270"><text:s/></text:span><text:span text:style-name="T5_271">król</text:span><text:span text:style-name="T5_272"><text:s/></text:span><text:span text:style-name="T5_273">powrócił</text:span><text:span text:style-name="T5_274"><text:s/>–<text:s/></text:span><text:span text:style-name="T5_275">i</text:span><text:span text:style-name="T5_276"><text:s/></text:span><text:span text:style-name="T5_277">jest</text:span><text:span text:style-name="T5_278"><text:s/></text:span><text:span text:style-name="T5_279">zwariowany</text:span><text:span text:style-name="T5_280"><text:s/></text:span><text:span text:style-name="T5_281">jak</text:span><text:span text:style-name="T5_282"><text:s/></text:span><text:span text:style-name="T5_283">historia</text:span><text:span text:style-name="T5_284"><text:s/></text:span><text:span text:style-name="T5_285">przynależności</text:span><text:span text:style-name="T5_286"><text:s/></text:span><text:span text:style-name="T5_287">państwowej</text:span><text:span text:style-name="T5_288"><text:s/></text:span><text:span text:style-name="T5_289">Palestyny</text:span><text:span text:style-name="T5_290">.</text:span></text:p>
      <text:p text:style-name="P6"/>
      <text:p text:style-name="P7"><text:span text:style-name="T7_1">Biorąc</text:span><text:span text:style-name="T7_2"><text:s/></text:span><text:span text:style-name="T7_3">pod</text:span><text:span text:style-name="T7_4"><text:s/></text:span><text:span text:style-name="T7_5">uwagę</text:span><text:span text:style-name="T7_6"><text:s/></text:span><text:span text:style-name="T7_7">sympatyczne</text:span><text:span text:style-name="T7_8"><text:s/></text:span><text:span text:style-name="T7_9">i</text:span><text:span text:style-name="T7_10"><text:s/></text:span><text:span text:style-name="T7_11">realistyczne</text:span><text:span text:style-name="T7_12"><text:s/>(</text:span><text:span text:style-name="T7_13">jak</text:span><text:span text:style-name="T7_14"><text:s/></text:span><text:span text:style-name="T7_15">na</text:span><text:span text:style-name="T7_16"><text:s/></text:span><text:span text:style-name="T7_17">komedię</text:span><text:span text:style-name="T7_18">)<text:s/></text:span><text:span text:style-name="T7_19">postacie</text:span><text:span text:style-name="T7_20">,<text:s/></text:span><text:span text:style-name="T7_21">wartką</text:span><text:span text:style-name="T7_22"><text:s/></text:span><text:span text:style-name="T7_23">akcję</text:span><text:span text:style-name="T7_24">,<text:s/></text:span><text:span text:style-name="T7_25">dawki</text:span><text:span text:style-name="T7_26"><text:s/></text:span><text:span text:style-name="T7_27">humoru</text:span><text:span text:style-name="T7_28"><text:s/></text:span><text:span text:style-name="T7_29">grożące</text:span><text:span text:style-name="T7_30"><text:s/></text:span><text:span text:style-name="T7_31">zabiciem</text:span><text:span text:style-name="T7_32"><text:s/></text:span><text:span text:style-name="T7_33">czytelnika</text:span><text:span text:style-name="T7_34"><text:s/></text:span><text:span text:style-name="T7_35">śmiechem</text:span><text:span text:style-name="T7_36"><text:s/></text:span><text:span text:style-name="T7_37">oraz</text:span><text:span text:style-name="T7_38"><text:s/></text:span><text:span text:style-name="T7_39">świetny</text:span><text:span text:style-name="T7_40"><text:s/></text:span><text:span text:style-name="T7_41">styl</text:span><text:span text:style-name="T7_42">,<text:s/></text:span><text:span text:style-name="T7_43">trudno</text:span><text:span text:style-name="T7_44"><text:s/></text:span><text:span text:style-name="T7_45">mi</text:span><text:span text:style-name="T7_46"><text:s/></text:span><text:span text:style-name="T7_47">znaleźć</text:span><text:span text:style-name="T7_48"><text:s/></text:span><text:span text:style-name="T7_49">wady</text:span><text:span text:style-name="T7_50"><text:s text:c="2"/></text:span><text:span text:style-name="T7_51">tego</text:span><text:span text:style-name="T7_52"><text:s/></text:span><text:span text:style-name="T7_53">opowiadania</text:span><text:span text:style-name="T7_54">…<text:s/></text:span><text:span text:style-name="T7_55">poza</text:span><text:span text:style-name="T7_56"><text:s/></text:span><text:span text:style-name="T7_57">faktem</text:span><text:span text:style-name="T7_58">,<text:s/></text:span><text:span text:style-name="T7_59">że</text:span><text:span text:style-name="T7_60"><text:s/></text:span><text:span text:style-name="T7_61">jest</text:span><text:span text:style-name="T7_62"><text:s/></text:span><text:span text:style-name="T7_63">niedokończone</text:span><text:span text:style-name="T7_64">.<text:s/></text:span><text:span text:style-name="T7_65">Niestety</text:span><text:span text:style-name="T7_66"><text:s/>–<text:s/></text:span><text:span text:style-name="T7_67">ostatnia</text:span><text:span text:style-name="T7_68"><text:s/></text:span><text:span text:style-name="T7_69">aktualizacja</text:span><text:span text:style-name="T7_70"><text:s/></text:span><text:span text:style-name="T7_71">była</text:span><text:span text:style-name="T7_72"><text:s/></text:span><text:span text:style-name="T7_73">w</text:span><text:span text:style-name="T7_74"><text:s/></text:span><text:span text:style-name="T7_75">grudniu</text:span><text:span text:style-name="T7_76"><text:s/>2014<text:s/></text:span><text:span text:style-name="T7_77">i</text:span><text:span text:style-name="T7_78"><text:s/></text:span><text:span text:style-name="T7_79">żadna</text:span><text:span text:style-name="T7_80"><text:s/></text:span><text:span text:style-name="T7_81">od</text:span><text:span text:style-name="T7_82"><text:s/></text:span><text:span text:style-name="T7_83">tamtego</text:span><text:span text:style-name="T7_84"><text:s/></text:span><text:span text:style-name="T7_85">czasu</text:span><text:span text:style-name="T7_86"><text:s/></text:span><text:span text:style-name="T7_87">się</text:span><text:span text:style-name="T7_88"><text:s/></text:span><text:span text:style-name="T7_89">nie</text:span><text:span text:style-name="T7_90"><text:s/></text:span><text:span text:style-name="T7_91">pojawiła</text:span><text:span text:style-name="T7_92">.<text:s/></text:span><text:span text:style-name="T7_93">Ale</text:span><text:span text:style-name="T7_94"><text:s/></text:span><text:span text:style-name="T7_95">i</text:span><text:span text:style-name="T7_96"><text:s/></text:span><text:span text:style-name="T7_97">tak</text:span><text:span text:style-name="T7_98"><text:s/></text:span><text:span text:style-name="T7_99">warto</text:span><text:span text:style-name="T7_100"><text:s/></text:span><text:span text:style-name="T7_101">zerknąć</text:span><text:span text:style-name="T7_102">.</text:span></text:p>
      <text:p text:style-name="P8"/>
      <text:p text:style-name="P9"/>
      <text:p text:style-name="P10"><text:span text:style-name="T10_1"><text:a xlink:type="simple" xlink:href="https://derpiboo.ru/159749?scope=scpe8f42c8c2cab3781d7db3010d924c3d01ed10dd31"><text:span text:style-name="T10_2">https</text:span></text:a></text:span><text:span text:style-name="T10_3"><text:a xlink:type="simple" xlink:href="https://derpiboo.ru/159749?scope=scpe8f42c8c2cab3781d7db3010d924c3d01ed10dd31"><text:span text:style-name="T10_4">://</text:span></text:a></text:span><text:span text:style-name="T10_5"><text:a xlink:type="simple" xlink:href="https://derpiboo.ru/159749?scope=scpe8f42c8c2cab3781d7db3010d924c3d01ed10dd31"><text:span text:style-name="T10_6">derpiboo</text:span></text:a></text:span><text:span text:style-name="T10_7"><text:a xlink:type="simple" xlink:href="https://derpiboo.ru/159749?scope=scpe8f42c8c2cab3781d7db3010d924c3d01ed10dd31"><text:span text:style-name="T10_8">.</text:span></text:a></text:span><text:span text:style-name="T10_9"><text:a xlink:type="simple" xlink:href="https://derpiboo.ru/159749?scope=scpe8f42c8c2cab3781d7db3010d924c3d01ed10dd31"><text:span text:style-name="T10_10">ru</text:span></text:a></text:span><text:span text:style-name="T10_11"><text:a xlink:type="simple" xlink:href="https://derpiboo.ru/159749?scope=scpe8f42c8c2cab3781d7db3010d924c3d01ed10dd31"><text:span text:style-name="T10_12">/159749?</text:span></text:a></text:span><text:span text:style-name="T10_13"><text:a xlink:type="simple" xlink:href="https://derpiboo.ru/159749?scope=scpe8f42c8c2cab3781d7db3010d924c3d01ed10dd31"><text:span text:style-name="T10_14">scope</text:span></text:a></text:span><text:span text:style-name="T10_15"><text:a xlink:type="simple" xlink:href="https://derpiboo.ru/159749?scope=scpe8f42c8c2cab3781d7db3010d924c3d01ed10dd31"><text:span text:style-name="T10_16">=</text:span></text:a></text:span><text:span text:style-name="T10_17"><text:a xlink:type="simple" xlink:href="https://derpiboo.ru/159749?scope=scpe8f42c8c2cab3781d7db3010d924c3d01ed10dd31"><text:span text:style-name="T10_18">scpe</text:span></text:a></text:span><text:span text:style-name="T10_19"><text:a xlink:type="simple" xlink:href="https://derpiboo.ru/159749?scope=scpe8f42c8c2cab3781d7db3010d924c3d01ed10dd31"><text:span text:style-name="T10_20">8</text:span></text:a></text:span><text:span text:style-name="T10_21"><text:a xlink:type="simple" xlink:href="https://derpiboo.ru/159749?scope=scpe8f42c8c2cab3781d7db3010d924c3d01ed10dd31"><text:span text:style-name="T10_22">f</text:span></text:a></text:span><text:span text:style-name="T10_23"><text:a xlink:type="simple" xlink:href="https://derpiboo.ru/159749?scope=scpe8f42c8c2cab3781d7db3010d924c3d01ed10dd31"><text:span text:style-name="T10_24">42</text:span></text:a></text:span><text:span text:style-name="T10_25"><text:a xlink:type="simple" xlink:href="https://derpiboo.ru/159749?scope=scpe8f42c8c2cab3781d7db3010d924c3d01ed10dd31"><text:span text:style-name="T10_26">c</text:span></text:a></text:span><text:span text:style-name="T10_27"><text:a xlink:type="simple" xlink:href="https://derpiboo.ru/159749?scope=scpe8f42c8c2cab3781d7db3010d924c3d01ed10dd31"><text:span text:style-name="T10_28">8</text:span></text:a></text:span><text:span text:style-name="T10_29"><text:a xlink:type="simple" xlink:href="https://derpiboo.ru/159749?scope=scpe8f42c8c2cab3781d7db3010d924c3d01ed10dd31"><text:span text:style-name="T10_30">c</text:span></text:a></text:span><text:span text:style-name="T10_31"><text:a xlink:type="simple" xlink:href="https://derpiboo.ru/159749?scope=scpe8f42c8c2cab3781d7db3010d924c3d01ed10dd31"><text:span text:style-name="T10_32">2</text:span></text:a></text:span><text:span text:style-name="T10_33"><text:a xlink:type="simple" xlink:href="https://derpiboo.ru/159749?scope=scpe8f42c8c2cab3781d7db3010d924c3d01ed10dd31"><text:span text:style-name="T10_34">cab</text:span></text:a></text:span><text:span text:style-name="T10_35"><text:a xlink:type="simple" xlink:href="https://derpiboo.ru/159749?scope=scpe8f42c8c2cab3781d7db3010d924c3d01ed10dd31"><text:span text:style-name="T10_36">3781</text:span></text:a></text:span><text:span text:style-name="T10_37"><text:a xlink:type="simple" xlink:href="https://derpiboo.ru/159749?scope=scpe8f42c8c2cab3781d7db3010d924c3d01ed10dd31"><text:span text:style-name="T10_38">d</text:span></text:a></text:span><text:span text:style-name="T10_39"><text:a xlink:type="simple" xlink:href="https://derpiboo.ru/159749?scope=scpe8f42c8c2cab3781d7db3010d924c3d01ed10dd31"><text:span text:style-name="T10_40">7</text:span></text:a></text:span><text:span text:style-name="T10_41"><text:a xlink:type="simple" xlink:href="https://derpiboo.ru/159749?scope=scpe8f42c8c2cab3781d7db3010d924c3d01ed10dd31"><text:span text:style-name="T10_42">db</text:span></text:a></text:span><text:span text:style-name="T10_43"><text:a xlink:type="simple" xlink:href="https://derpiboo.ru/159749?scope=scpe8f42c8c2cab3781d7db3010d924c3d01ed10dd31"><text:span text:style-name="T10_44">3010</text:span></text:a></text:span><text:span text:style-name="T10_45"><text:a xlink:type="simple" xlink:href="https://derpiboo.ru/159749?scope=scpe8f42c8c2cab3781d7db3010d924c3d01ed10dd31"><text:span text:style-name="T10_46">d</text:span></text:a></text:span><text:span text:style-name="T10_47"><text:a xlink:type="simple" xlink:href="https://derpiboo.ru/159749?scope=scpe8f42c8c2cab3781d7db3010d924c3d01ed10dd31"><text:span text:style-name="T10_48">924</text:span></text:a></text:span><text:span text:style-name="T10_49"><text:a xlink:type="simple" xlink:href="https://derpiboo.ru/159749?scope=scpe8f42c8c2cab3781d7db3010d924c3d01ed10dd31"><text:span text:style-name="T10_50">c</text:span></text:a></text:span><text:span text:style-name="T10_51"><text:a xlink:type="simple" xlink:href="https://derpiboo.ru/159749?scope=scpe8f42c8c2cab3781d7db3010d924c3d01ed10dd31"><text:span text:style-name="T10_52">3</text:span></text:a></text:span><text:span text:style-name="T10_53"><text:a xlink:type="simple" xlink:href="https://derpiboo.ru/159749?scope=scpe8f42c8c2cab3781d7db3010d924c3d01ed10dd31"><text:span text:style-name="T10_54">d</text:span></text:a></text:span><text:span text:style-name="T10_55"><text:a xlink:type="simple" xlink:href="https://derpiboo.ru/159749?scope=scpe8f42c8c2cab3781d7db3010d924c3d01ed10dd31"><text:span text:style-name="T10_56">01</text:span></text:a></text:span><text:span text:style-name="T10_57"><text:a xlink:type="simple" xlink:href="https://derpiboo.ru/159749?scope=scpe8f42c8c2cab3781d7db3010d924c3d01ed10dd31"><text:span text:style-name="T10_58">ed</text:span></text:a></text:span><text:span text:style-name="T10_59"><text:a xlink:type="simple" xlink:href="https://derpiboo.ru/159749?scope=scpe8f42c8c2cab3781d7db3010d924c3d01ed10dd31"><text:span text:style-name="T10_60">10</text:span></text:a></text:span><text:span text:style-name="T10_61"><text:a xlink:type="simple" xlink:href="https://derpiboo.ru/159749?scope=scpe8f42c8c2cab3781d7db3010d924c3d01ed10dd31"><text:span text:style-name="T10_62">dd</text:span></text:a></text:span><text:span text:style-name="T10_63"><text:a xlink:type="simple" xlink:href="https://derpiboo.ru/159749?scope=scpe8f42c8c2cab3781d7db3010d924c3d01ed10dd31"><text:span text:style-name="T10_64">31</text:span></text:a></text:span><text:span text:style-name="T10_65"><text:s/>-<text:s/></text:span><text:span text:style-name="T10_66">na</text:span><text:span text:style-name="T10_67"><text:s/></text:span><text:span text:style-name="T10_68">banner</text:span><text:span text:style-name="T10_69"><text:s/>\^.^/<text:s/></text:span></text:p>
      <text:p text:style-name="P11"><text:span text:style-name="T11_1"><text:a xlink:type="simple" xlink:href="http://www.fimfiction.net/story/122954/hail-to-the-king"><text:span text:style-name="T11_2">http</text:span></text:a></text:span><text:span text:style-name="T11_3"><text:a xlink:type="simple" xlink:href="http://www.fimfiction.net/story/122954/hail-to-the-king"><text:span text:style-name="T11_4">://</text:span></text:a></text:span><text:span text:style-name="T11_5"><text:a xlink:type="simple" xlink:href="http://www.fimfiction.net/story/122954/hail-to-the-king"><text:span text:style-name="T11_6">www</text:span></text:a></text:span><text:span text:style-name="T11_7"><text:a xlink:type="simple" xlink:href="http://www.fimfiction.net/story/122954/hail-to-the-king"><text:span text:style-name="T11_8">.</text:span></text:a></text:span><text:span text:style-name="T11_9"><text:a xlink:type="simple" xlink:href="http://www.fimfiction.net/story/122954/hail-to-the-king"><text:span text:style-name="T11_10">fimfiction</text:span></text:a></text:span><text:span text:style-name="T11_11"><text:a xlink:type="simple" xlink:href="http://www.fimfiction.net/story/122954/hail-to-the-king"><text:span text:style-name="T11_12">.</text:span></text:a></text:span><text:span text:style-name="T11_13"><text:a xlink:type="simple" xlink:href="http://www.fimfiction.net/story/122954/hail-to-the-king"><text:span text:style-name="T11_14">net</text:span></text:a></text:span><text:span text:style-name="T11_15"><text:a xlink:type="simple" xlink:href="http://www.fimfiction.net/story/122954/hail-to-the-king"><text:span text:style-name="T11_16">/</text:span></text:a></text:span><text:span text:style-name="T11_17"><text:a xlink:type="simple" xlink:href="http://www.fimfiction.net/story/122954/hail-to-the-king"><text:span text:style-name="T11_18">story</text:span></text:a></text:span><text:span text:style-name="T11_19"><text:a xlink:type="simple" xlink:href="http://www.fimfiction.net/story/122954/hail-to-the-king"><text:span text:style-name="T11_20">/122954/</text:span></text:a></text:span><text:span text:style-name="T11_21"><text:a xlink:type="simple" xlink:href="http://www.fimfiction.net/story/122954/hail-to-the-king"><text:span text:style-name="T11_22">hail</text:span></text:a></text:span><text:span text:style-name="T11_23"><text:a xlink:type="simple" xlink:href="http://www.fimfiction.net/story/122954/hail-to-the-king"><text:span text:style-name="T11_24">-</text:span></text:a></text:span><text:span text:style-name="T11_25"><text:a xlink:type="simple" xlink:href="http://www.fimfiction.net/story/122954/hail-to-the-king"><text:span text:style-name="T11_26">to</text:span></text:a></text:span><text:span text:style-name="T11_27"><text:a xlink:type="simple" xlink:href="http://www.fimfiction.net/story/122954/hail-to-the-king"><text:span text:style-name="T11_28">-</text:span></text:a></text:span><text:span text:style-name="T11_29"><text:a xlink:type="simple" xlink:href="http://www.fimfiction.net/story/122954/hail-to-the-king"><text:span text:style-name="T11_30">the</text:span></text:a></text:span><text:span text:style-name="T11_31"><text:a xlink:type="simple" xlink:href="http://www.fimfiction.net/story/122954/hail-to-the-king"><text:span text:style-name="T11_32">-</text:span></text:a></text:span><text:span text:style-name="T11_33"><text:a xlink:type="simple" xlink:href="http://www.fimfiction.net/story/122954/hail-to-the-king"><text:span text:style-name="T11_34">king</text:span></text:a></text:span><text:span text:style-name="T11_35"><text:s/>-<text:s/></text:span><text:span text:style-name="T11_36">a</text:span><text:span text:style-name="T11_37"><text:s/></text:span><text:span text:style-name="T11_38">tu</text:span><text:span text:style-name="T11_39"><text:s/></text:span><text:span text:style-name="T11_40">sam</text:span><text:span text:style-name="T11_41"><text:s/></text:span><text:span text:style-name="T11_42">fic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